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a2b6c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a2b6c" fo:background-color="#fffffe" style:font-weight-asian="normal" style:font-weight-complex="normal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bold" officeooo:rsid="0014e7e3" officeooo:paragraph-rsid="000a2b6c" fo:background-color="#fffffe" style:font-weight-asian="bold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a2b6c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b9621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7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8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d56a7" fo:background-color="#fffffe" style:font-weight-asian="normal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b9621" fo:background-color="#fffffe"/>
    </style:style>
    <style:style style:name="P11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12" style:family="paragraph" style:parent-style-name="Preformatted_20_Text">
      <style:paragraph-properties style:line-height-at-least="0.198in"/>
      <style:text-properties officeooo:paragraph-rsid="000b9621"/>
    </style:style>
    <style:style style:name="P13" style:family="paragraph" style:parent-style-name="Preformatted_20_Text">
      <style:paragraph-properties fo:margin-top="0in" fo:margin-bottom="0.1965in" loext:contextual-spacing="false"/>
      <style:text-properties style:font-name="Monospace" fo:font-size="10.5pt" style:font-size-asian="10.5pt" style:font-size-complex="10.5pt"/>
    </style:style>
    <style:style style:name="P14" style:family="paragraph" style:parent-style-name="Standard">
      <style:paragraph-properties style:line-height-at-least="0.198in"/>
      <style:text-properties fo:color="#a31515" style:font-name="monospace1" fo:font-size="10.5pt" fo:font-weight="normal" officeooo:paragraph-rsid="000b9621" fo:background-color="#fffffe"/>
    </style:style>
    <style:style style:name="P15" style:family="paragraph" style:parent-style-name="Standard">
      <style:text-properties officeooo:paragraph-rsid="000b9621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a2b6c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a2b6c" style:font-weight-asian="normal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c66b" style:font-weight-asian="normal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12121" style:font-name="monospace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5" style:family="text">
      <style:text-properties fo:font-variant="normal" fo:text-transform="none" fo:color="#212121" style:font-name="monospace" fo:font-size="10.5pt" fo:letter-spacing="normal" fo:font-style="normal" fo:font-weight="normal" officeooo:rsid="0014e7e3" fo:background-color="#fffffe" loext:char-shading-value="0" style:font-weight-asian="normal" style:font-weight-complex="normal"/>
    </style:style>
    <style:style style:name="T6" style:family="text">
      <style:text-properties fo:font-variant="normal" fo:text-transform="none" fo:color="#212121" style:font-name="monospace" fo:font-size="10.5pt" fo:letter-spacing="normal" fo:font-style="normal" fo:font-weight="normal" style:font-weight-asian="normal" style:font-weight-complex="normal"/>
    </style:style>
    <style:style style:name="T7" style:family="text">
      <style:text-properties officeooo:rsid="000b9621"/>
    </style:style>
    <style:style style:name="T8" style:family="text">
      <style:text-properties style:font-name="Monospace" fo:font-size="10.5pt" style:font-size-asian="10.5pt" style:font-size-complex="10.5pt"/>
    </style:style>
    <style:style style:name="T9" style:family="text">
      <style:text-properties officeooo:rsid="000dc66b"/>
    </style:style>
    <style:style style:name="T10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M25</text:p>
      <text:p text:style-name="P3"/>
      <text:p text:style-name="P2">Average nDCG@10 for 333 queries: 0.361 </text:p>
      <text:p text:style-name="P2">MRR@10 for 333 queries: 0.305 </text:p>
      <text:p text:style-name="P2">Average Precision@1: 0.228</text:p>
      <text:p text:style-name="P2"/>
      <text:p text:style-name="P10">1_pointwise50_128_32_3e6.pt</text:p>
      <text:p text:style-name="P5"/>
      <text:p text:style-name="P5">Average nDCG@10 for 333 queries: 0.41614560492279984 </text:p>
      <text:p text:style-name="P5">MRR@10 for 333 queries: 0.3657907907907908 </text:p>
      <text:p text:style-name="P6">Average Precision@1: 0.2912912912912913</text:p>
      <text:p text:style-name="P2"/>
      <text:p text:style-name="P14">1_pairwisewise50_128_32_3e6_05</text:p>
      <text:p text:style-name="P15"/>
      <text:p text:style-name="P5">Average nDCG@10 for 333 queries: 0.40536723247075324 </text:p>
      <text:p text:style-name="P5">MRR@10 for 333 queries: 0.3471876638543306 </text:p>
      <text:p text:style-name="P6">Average Precision@1: 0.2702702702702703</text:p>
      <text:p text:style-name="P6"/>
      <text:p text:style-name="P14"><text:span text:style-name="T7">1</text:span>_finbert50_128_32_3e6</text:p>
      <text:p text:style-name="P14"/>
      <text:p text:style-name="P12"><text:span text:style-name="T5">Average nDCG@10 for 333 queries: 0.40295986779124165<text:line-break/></text:span><text:span text:style-name="T8">MRR@10 for 333 queries: 0.35503241336574676</text:span></text:p>
      <text:p text:style-name="P13">Average Precision@1: 0.2852852852852853</text:p>
      <text:p text:style-name="P11">1_lm50_128_32_3e6.pt</text:p>
      <text:p text:style-name="P7"/>
      <text:p text:style-name="P7">Average nDCG@10 for 333 queries: 0.4190775115919659 <text:line-break/>MRR@10 for 333 queries: 0.3673614090280758 <text:line-break/>Average Precision@1: 0.2912912912912913</text:p>
      <text:p text:style-name="P7"/>
      <text:p text:style-name="P11">1_ms50_128_32_3e6.pt</text:p>
      <text:p text:style-name="P7"/>
      <text:p text:style-name="P8">Average nDCG@10 for 333 queries: 0.4297163872607129 </text:p>
      <text:p text:style-name="P8">MRR@10 for 333 queries: 0.38137899804566466 </text:p>
      <text:p text:style-name="P8">Average Precision@1: 0.3153153153153153</text:p>
      <text:p text:style-name="P2"/>
      <text:p text:style-name="P2"/>
      <text:p text:style-name="P9">2_pointwise50_256_32_3e6.pt</text:p>
      <text:p text:style-name="P1"><text:span text:style-name="T4"><text:line-break/></text:span><text:span text:style-name="T6">Average nDCG@10 for 333 queries:</text:span><text:span text:style-name="T3"> </text:span><text:span text:style-name="T6">0.44988106030377717 </text:span><text:span text:style-name="T3"><text:line-break/></text:span><text:span text:style-name="T6">MRR@10 for 333 queries:</text:span><text:span text:style-name="T3"> </text:span><text:span text:style-name="T6">0.4116223366223366 </text:span><text:span text:style-name="T3"><text:line-break/></text:span><text:span text:style-name="T5">Average Precision@1: 0</text:span><text:span text:style-name="T2">.348348348348348</text:span></text:p>
      <text:p text:style-name="P9">2_finbert50_256_32_3e6</text:p>
      <text:p text:style-name="P4"/>
      <text:p text:style-name="P4">Average nDCG@10 for 333 queries: 0.4458489068403843 </text:p>
      <text:p text:style-name="P4">MRR@10 for 333 queries: 0.4105045521712188 </text:p>
      <text:p text:style-name="P4">Average Precision@1: <text:span text:style-name="T10">0.35135135135135137</text:span></text:p>
      <text:p text:style-name="P4"><text:span text:style-name="T1"/></text:p>
      <text:p text:style-name="P19"><text:span text:style-name="T9">3</text:span>_lm50_256_32_3e6.pt</text:p>
      <text:p text:style-name="P17"/>
      <text:p text:style-name="P18">Average nDCG@10 for 333 queries: <text:span text:style-name="T1">0.4621427309348102 </text:span></text:p>
      <text:p text:style-name="P18">MRR@10 for 333 queries: <text:span text:style-name="T1">0.4249070499070498 </text:span></text:p>
      <text:p text:style-name="P18">Average Precision@1: <text:span text:style-name="T1">0.363363363363363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44:38.386334144</meta:creation-date>
    <meta:generator>LibreOffice/6.0.7.3$Linux_X86_64 LibreOffice_project/00m0$Build-3</meta:generator>
    <dc:date>2020-03-27T21:31:25.044325952</dc:date>
    <meta:editing-duration>PT4H37M54S</meta:editing-duration>
    <meta:editing-cycles>5</meta:editing-cycles>
    <meta:document-statistic meta:table-count="0" meta:image-count="0" meta:object-count="0" meta:page-count="1" meta:paragraph-count="31" meta:word-count="135" meta:character-count="1369" meta:non-whitespace-character-count="1248"/>
  </office:meta>
</office:document-meta>
</file>